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5a20d" officeooo:paragraph-rsid="0015a20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5a20d" officeooo:paragraph-rsid="0015a20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line-height="150%"/>
      <style:text-properties officeooo:rsid="0015a20d" officeooo:paragraph-rsid="0015a20d"/>
    </style:style>
    <style:style style:name="P4" style:family="paragraph" style:parent-style-name="Standard" style:list-style-name="L1">
      <style:paragraph-properties fo:line-height="115%"/>
      <style:text-properties officeooo:rsid="0015a20d" officeooo:paragraph-rsid="0015a20d"/>
    </style:style>
    <style:style style:name="P5" style:family="paragraph" style:parent-style-name="Standard" style:list-style-name="L1">
      <style:paragraph-properties fo:line-height="150%"/>
      <style:text-properties officeooo:rsid="0017348d" officeooo:paragraph-rsid="0017348d"/>
    </style:style>
    <style:style style:name="P6" style:family="paragraph" style:parent-style-name="Standard" style:list-style-name="L1">
      <style:paragraph-properties fo:line-height="150%"/>
      <style:text-properties officeooo:rsid="00186fd8" officeooo:paragraph-rsid="00186fd8"/>
    </style:style>
    <style:style style:name="P7" style:family="paragraph" style:parent-style-name="Standard" style:list-style-name="L1">
      <style:paragraph-properties fo:line-height="150%"/>
      <style:text-properties officeooo:rsid="0019d3f3" officeooo:paragraph-rsid="0019d3f3"/>
    </style:style>
    <style:style style:name="T1" style:family="text">
      <style:text-properties officeooo:rsid="0016fc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PS FOR PHOTOSHOP</text:p>
      <text:p text:style-name="P1"/>
      <text:list xml:id="list3980292899" text:style-name="L1">
        <text:list-item>
          <text:p text:style-name="P3">Always create presets files that have the sizes that you usually use. (in pixels).</text:p>
        </text:list-item>
        <text:list-item>
          <text:p text:style-name="P3">ZOOM IN – CTRL + | ZOOM OUT – CTRL -</text:p>
        </text:list-item>
        <text:list-item>
          <text:p text:style-name="P4">You can also ZOOM IN/OUT with the ZOOM tool (Z). Then, inside the tool options, you can put full screen or fit screen. <text:span text:style-name="T1">Otherwise, you can also use the Navigator panel on the right.</text:span></text:p>
        </text:list-item>
        <text:list-item>
          <text:p text:style-name="P3">Holding spacebar + Right click you can drag the file.</text:p>
        </text:list-item>
        <text:list-item>
          <text:p text:style-name="P5">F5 – Brush Settings</text:p>
        </text:list-item>
        <text:list-item>
          <text:p text:style-name="P6">CTRL + SHIFT + N → Create new layer</text:p>
        </text:list-item>
        <text:list-item>
          <text:p text:style-name="P7">CTRL + D → Deselection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6T11:46:54.339000000</meta:creation-date>
    <dc:date>2021-09-22T14:56:37.563000000</dc:date>
    <meta:editing-duration>PT52M12S</meta:editing-duration>
    <meta:editing-cycles>5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8" meta:word-count="94" meta:character-count="452" meta:non-whitespace-character-count="370"/>
  </office:meta>
</office:document-meta>
</file>